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size="9.75pt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weight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weight="normal"/>
    </style:style>
    <style:style style:name="P9" style:family="paragraph" style:parent-style-name="Text_20_body">
      <style:text-properties fo:font-weight="bold"/>
    </style:style>
    <style:style style:name="T1" style:family="text">
      <style:text-properties fo:font-size="9.75pt"/>
    </style:style>
    <style:style style:name="T2" style:family="text">
      <style:text-properties fo:language="es" fo:country="ES"/>
    </style:style>
    <style:style style:name="T3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 asamblea de apertura de un nuevo hacklab en Madrid hoy día 17 de Mayo ha tenido lugar.</text:p>
      <text:p text:style-name="P8">Hemos tenido una ronda de presentación en la que a groso modo hemos expresado lo que esperamos poder aportar en el espacio y hacer en común.</text:p>
      <text:p text:style-name="P3"/>
      <text:p text:style-name="P8">De la presentación he anotado algunos puntos (si alguien quiere anotar otros que se me han escapado que lo haga):</text:p>
      <text:p text:style-name="P3"/>
      <text:p text:style-name="P3">- No terminar siendo “el servicio técnico de Microsoft”.</text:p>
      <text:p text:style-name="P3">- Hacklab permanente. Reunión semanal para dialogar (asamblea). Los Martes.</text:p>
      <text:p text:style-name="P3">- Se precisa de una lista de correo. Ya existe: <text:a xlink:type="simple" xlink:href="https://listas.ingobernable.net/" office:target-frame-name="_blank" xlink:show="new" text:style-name="Internet_20_link" text:visited-style-name="Visited_20_Internet_20_Link">https://listas.ingobernable.net/</text:a></text:p>
      <text:p text:style-name="P3">- Taller de Autodefensa Digital (Se ha hablado de que STSI dan uno muy molón y de hablar con ellas para ver si quieren pasarse a ofrecerlo).</text:p>
      <text:p text:style-name="P3">- Software libre para un mundo libre.</text:p>
      <text:p text:style-name="P3">- Sitio en el que poder cacharrear, desarrollar ideas, compartir, aprender, ...</text:p>
      <text:p text:style-name="P3">- Organizar talleres, charlas, cineforum, ...</text:p>
      <text:p text:style-name="P3">- Diferentes actividades. Permanentes. De diferentes niveles.</text:p>
      <text:p text:style-name="P3">- ...</text:p>
      <text:p text:style-name="P3"/>
      <text:p text:style-name="P7">Lista de necesidades:</text:p>
      <text:p text:style-name="P3"/>
      <text:p text:style-name="P3">- Sillas.</text:p>
      <text:p text:style-name="P3">- Mesas.</text:p>
      <text:p text:style-name="P3">- Cablear (Se ha cableado hoy hasta la segunda planta).</text:p>
      <text:p text:style-name="P3">- Poner un Punto de acceso inalámbrico en la segunda planta. (Se ha puesto hoy).</text:p>
      <text:p text:style-name="P3">- Estanterías.</text:p>
      <text:p text:style-name="P3">- Candados.</text:p>
      <text:p text:style-name="P3">- Poner el mismo SSID a los diferentes puntos de acceso. Ponerles una clave (la misma en todos).</text:p>
      <text:p text:style-name="P3">- Impresora 3D de Alma. Contactarle. (La impresora está ahora mismo en el centro social la brecha).</text:p>
      <text:p text:style-name="P3">- Una wiki para comenzar a documentar y que la gente pueda encontrarnos y esas cosas.</text:p>
      <text:p text:style-name="P3"/>
      <text:p text:style-name="P7">Sitio:</text:p>
      <text:p text:style-name="P3"/>
      <text:p text:style-name="P3">- Esperaremos al sábado para elegir el espacio.</text:p>
      <text:p text:style-name="P3">- Hemos quedado el sábado para elegir el espacio. A las 12 de la mañana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nta </meta:initial-creator>
    <meta:creation-date>2017-06-06T11:48:38.674534414</meta:creation-date>
    <dc:date>2017-06-06T12:53:14.624615719</dc:date>
    <dc:creator>fanta </dc:creator>
    <meta:editing-duration>PT7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66" meta:character-count="1523" meta:non-whitespace-character-count="1282"/>
  </office:meta>
</office:document-meta>
</file>